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left="4.1728in" fo:margin-right="0in" fo:margin-top="0in" fo:margin-bottom="0in" loext:contextual-spacing="false" fo:text-indent="0in" style:auto-text-indent="false"/>
    </style:style>
    <style:style style:name="P2" style:family="paragraph" style:parent-style-name="Standard">
      <style:paragraph-properties fo:margin-left="4.1728in" fo:margin-right="0in" fo:margin-top="0in" fo:margin-bottom="0in" loext:contextual-spacing="false" fo:text-indent="0in" style:auto-text-indent="false"/>
      <style:text-properties fo:font-weight="bold" style:font-weight-asian="bold"/>
    </style:style>
    <style:style style:name="P3" style:family="paragraph" style:parent-style-name="Standard">
      <style:paragraph-properties fo:margin-left="4.1728in" fo:margin-right="0in" fo:margin-top="0in" fo:margin-bottom="0in" loext:contextual-spacing="false" fo:line-height="150%" fo:text-align="justify" style:justify-single-word="false" fo:text-indent="0in" style:auto-text-indent="false"/>
    </style:style>
    <style:style style:name="P4" style:family="paragraph" style:parent-style-name="Standard" style:master-page-name="Standard">
      <style:paragraph-properties fo:margin-left="4.1728in" fo:margin-right="0in" fo:margin-top="0in" fo:margin-bottom="0in" loext:contextual-spacing="false" fo:text-indent="0in" style:auto-text-indent="false" style:page-number="1"/>
    </style:style>
    <style:style style:name="P5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  <style:text-properties fo:font-weight="normal" style:font-weight-asian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font-weight="normal" style:font-weight-asian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</style:style>
    <style:style style:name="P9" style:family="paragraph" style:parent-style-name="Standard">
      <style:paragraph-properties fo:margin-left="3.9366in" fo:margin-right="0in" fo:margin-top="0in" fo:margin-bottom="0in" loext:contextual-spacing="false" fo:line-height="150%" fo:text-align="justify" style:justify-single-word="false" fo:text-indent="0in" style:auto-text-indent="false"/>
      <style:text-properties fo:font-weight="normal" style:font-weight-asian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święcim, dn. 1 października 2018 r.</text:p>
      <text:p text:style-name="P1"/>
      <text:p text:style-name="P1"/>
      <text:p text:style-name="P5">Kamil Strojek</text:p>
      <text:p text:style-name="P5">Student III roku Informatyki</text:p>
      <text:p text:style-name="P5">Studia Stacjonarne</text:p>
      <text:p text:style-name="P1"/>
      <text:p text:style-name="P1"/>
      <text:p text:style-name="P1"><text:span text:style-name="T1">Szanowna Pani</text:span></text:p>
      <text:p text:style-name="P1"><text:span text:style-name="T1">dr n. o zdr. Sonia Grychtoł</text:span></text:p>
      <text:p text:style-name="P1"><text:span text:style-name="T1">Prorektor ds. Studentów</text:span></text:p>
      <text:p text:style-name="P1"><text:span text:style-name="T1">PWSZ Oświęcim</text:span></text:p>
      <text:p text:style-name="P2"/>
      <text:p text:style-name="P2"/>
      <text:p text:style-name="P2"/>
      <text:p text:style-name="P2"/>
      <text:p text:style-name="P6"/>
      <text:p text:style-name="P8"><text:span text:style-name="T2"><text:tab/>Zwracam się z uprzejmą prośbą o wyrażenie zgody na przedłużenie terminu letniej sesji egzaminacyjnej w roku akademickim 2017/2018.</text:span></text:p>
      <text:p text:style-name="P8"><text:span text:style-name="T2"><text:tab/>Prośbę swoją motywuję faktem, iż nie udało mi się uzyskać wszystkich wpisów do indeksu do zakończenia sesji poprawkowej.</text:span></text:p>
      <text:p text:style-name="P7"/>
      <text:p text:style-name="P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l" fo:country="PL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63" meta:character-count="423" meta:non-whitespace-character-count="368"/>
    <meta:generator>LibreOfficeDev/5.1.0.3$Linux_X86_64 LibreOffice_project/</meta:generator>
  </office:meta>
</office:document-meta>
</file>